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estCaller.setTestCaseFields( TestCase theTest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rvletTestCaller.getRespons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Caller.ServletTestCaller( Servlet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